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Gr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BE" officeooo:rsid="00044f5f" officeooo:paragraph-rsid="00044f5f"/>
    </style:style>
    <style:style style:name="P2" style:family="paragraph" style:parent-style-name="Text_20_body">
      <style:text-properties officeooo:rsid="000478e6" officeooo:paragraph-rsid="000478e6"/>
    </style:style>
    <style:style style:name="P3" style:family="paragraph" style:parent-style-name="Text_20_body">
      <style:text-properties officeooo:rsid="0005146e" officeooo:paragraph-rsid="0005146e"/>
    </style:style>
    <style:style style:name="P4" style:family="paragraph" style:parent-style-name="Text_20_body">
      <style:text-properties officeooo:rsid="0005895c" officeooo:paragraph-rsid="0005895c"/>
    </style:style>
    <style:style style:name="P5" style:family="paragraph" style:parent-style-name="Heading_20_3">
      <style:text-properties fo:language="fr" fo:country="BE"/>
    </style:style>
    <style:style style:name="P6" style:family="paragraph" style:parent-style-name="Heading_20_3">
      <style:text-properties fo:language="fr" fo:country="BE" officeooo:paragraph-rsid="000478e6"/>
    </style:style>
    <style:style style:name="T1" style:family="text">
      <style:text-properties officeooo:rsid="000478e6"/>
    </style:style>
    <style:style style:name="T2" style:family="text">
      <style:text-properties officeooo:rsid="0005146e"/>
    </style:style>
    <style:style style:name="T3" style:family="text">
      <style:text-properties style:font-name="Courier New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Lire des données depuis un fichier csv</text:h>
      <text:p text:style-name="P1">Notion de fichier csv</text:p>
      <text:p text:style-name="P1">Générer un fichier csv</text:p>
      <text:p text:style-name="P1">Lire des données x et y d’un CSV vers des vecteurs différents</text:p>
      <text:h text:style-name="P5" text:outline-level="3">Tracer le graphe correspondant</text:h>
      <text:p text:style-name="Code">plt.plot(x, y)</text:p>
      <text:p text:style-name="Code">plt.labelx(<text:span text:style-name="T1">'</text:span>string<text:span text:style-name="T1">'</text:span>)</text:p>
      <text:p text:style-name="Code">plt.labely(<text:span text:style-name="T1">'</text:span>string<text:span text:style-name="T1">'</text:span>)</text:p>
      <text:h text:style-name="P6" text:outline-level="3">Utiliser l<text:span text:style-name="T1">es</text:span> fonction<text:span text:style-name="T1">s pour la régression</text:span></text:h>
      <text:h text:style-name="Heading_20_4" text:outline-level="4">polyfit</text:h>
      <text:p text:style-name="Code">Syntaxe : coeff = <text:span text:style-name="T1">np.</text:span>polyfit(x, y, o)</text:p>
      <text:p text:style-name="P1">Cette fonction détermine le polynôme qui correspondra le mieux aux séries de données. Le polynôme demandé est d’ordre "o". <text:span text:style-name="T1">Elle renvoie les coefficients du polynôme de degré « o » dans la liste « coeff ».</text:span></text:p>
      <text:h text:style-name="Heading_20_4" text:outline-level="4">poly1d</text:h>
      <text:p text:style-name="Code">Syntaxe :<text:span text:style-name="T3"> polynome = np.poly1d(coeff)</text:span></text:p>
      <text:p text:style-name="P2">On fournit les coefficients du polynôme et la fonction renvoie ledit polynôme. <text:span text:style-name="T2">Ce polynôme peut être écrit dans sa forme brute mais est aussi une fonction</text:span></text:p>
      <text:p text:style-name="P3">polynome(a) renvoie l'image de « a » par la fonction « polynome »</text:p>
      <text:p text:style-name="Code">x = [1,3,4, 7, 19]</text:p>
      <text:p text:style-name="P3">polynome(x) renvoie la liste des images des éléments de x par la fonction « polynome »</text:p>
      <text:p text:style-name="P4">On peut aussi écrire</text:p>
      <text:p text:style-name="Code">x = np.poly1d([7, 3, 1, 5])</text:p>
      <text:p text:style-name="P4">print(x) =&gt; polynôme de degré 3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Gr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>
      <style:text-properties style:font-name="Courier New" fo:font-family="'Courier New'" style:font-style-name="Gras" style:font-family-generic="modern" style:font-pitch="fixed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10-26T20:03:27.935086098</meta:creation-date>
    <dc:date>2016-10-26T23:07:25.914887038</dc:date>
    <dc:creator>Yves Mairesse</dc:creator>
    <meta:editing-duration>PT2H13M16S</meta:editing-duration>
    <meta:editing-cycles>3</meta:editing-cycles>
    <meta:generator>LibreOffice/5.2.3.2$Linux_X86_64 LibreOffice_project/20m0$Build-2</meta:generator>
    <meta:document-statistic meta:table-count="0" meta:image-count="0" meta:object-count="0" meta:page-count="1" meta:paragraph-count="21" meta:word-count="167" meta:character-count="959" meta:non-whitespace-character-count="813"/>
  </office:meta>
</office:document-meta>
</file>